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>
      <style:paragraph-properties fo:margin-top="0in" fo:margin-bottom="0in" loext:contextual-spacing="false"/>
    </style:style>
    <style:style style:name="P26" style:family="paragraph" style:parent-style-name="Text_20_body" style:list-style-name="L1">
      <style:paragraph-properties fo:margin-top="0in" fo:margin-bottom="0in" loext:contextual-spacing="false"/>
    </style:style>
    <style:style style:name="P27" style:family="paragraph" style:parent-style-name="Text_20_body" style:list-style-name="L3">
      <style:paragraph-properties fo:margin-top="0in" fo:margin-bottom="0in" loext:contextual-spacing="false"/>
    </style:style>
    <style:style style:name="P28" style:family="paragraph" style:parent-style-name="Text_20_body" style:list-style-name="L5">
      <style:paragraph-properties fo:margin-top="0in" fo:margin-bottom="0in" loext:contextual-spacing="false"/>
    </style:style>
    <style:style style:name="P29" style:family="paragraph" style:parent-style-name="Text_20_body" style:list-style-name="L7">
      <style:paragraph-properties fo:margin-top="0in" fo:margin-bottom="0in" loext:contextual-spacing="false"/>
    </style:style>
    <style:style style:name="P30" style:family="paragraph" style:parent-style-name="Text_20_body" style:list-style-name="L9">
      <style:paragraph-properties fo:margin-top="0in" fo:margin-bottom="0in" loext:contextual-spacing="false"/>
    </style:style>
    <style:style style:name="P31" style:family="paragraph" style:parent-style-name="Text_20_body" style:list-style-name="L10">
      <style:paragraph-properties fo:margin-top="0in" fo:margin-bottom="0in" loext:contextual-spacing="false"/>
    </style:style>
    <style:style style:name="P32" style:family="paragraph" style:parent-style-name="Text_20_body" style:list-style-name="L11">
      <style:paragraph-properties fo:margin-top="0in" fo:margin-bottom="0in" loext:contextual-spacing="false"/>
    </style:style>
    <style:style style:name="P33" style:family="paragraph" style:parent-style-name="Text_20_body" style:list-style-name="L14">
      <style:paragraph-properties fo:margin-top="0in" fo:margin-bottom="0in" loext:contextual-spacing="false"/>
    </style:style>
    <style:style style:name="P34" style:family="paragraph" style:parent-style-name="Text_20_body" style:list-style-name="L15">
      <style:paragraph-properties fo:margin-top="0in" fo:margin-bottom="0in" loext:contextual-spacing="false"/>
    </style:style>
    <style:style style:name="P35" style:family="paragraph" style:parent-style-name="Text_20_body" style:list-style-name="L17">
      <style:paragraph-properties fo:margin-top="0in" fo:margin-bottom="0in" loext:contextual-spacing="false"/>
    </style:style>
    <style:style style:name="P36" style:family="paragraph" style:parent-style-name="Text_20_body" style:list-style-name="L18">
      <style:paragraph-properties fo:margin-top="0in" fo:margin-bottom="0in" loext:contextual-spacing="false"/>
    </style:style>
    <style:style style:name="P37" style:family="paragraph" style:parent-style-name="Text_20_body" style:list-style-name="L20">
      <style:paragraph-properties fo:margin-top="0in" fo:margin-bottom="0in" loext:contextual-spacing="false"/>
    </style:style>
    <style:style style:name="P38" style:family="paragraph" style:parent-style-name="Text_20_body" style:list-style-name="L22">
      <style:paragraph-properties fo:margin-top="0in" fo:margin-bottom="0in" loext:contextual-spacing="false"/>
    </style:style>
    <style:style style:name="P39" style:family="paragraph" style:parent-style-name="Text_20_body" style:list-style-name="L23">
      <style:paragraph-properties fo:margin-top="0in" fo:margin-bottom="0in" loext:contextual-spacing="false"/>
    </style:style>
    <style:style style:name="P40" style:family="paragraph" style:parent-style-name="Text_20_body" style:list-style-name="L24">
      <style:paragraph-properties fo:margin-top="0in" fo:margin-bottom="0in" loext:contextual-spacing="false"/>
    </style:style>
    <style:style style:name="P41" style:family="paragraph" style:parent-style-name="Preformatted_20_Text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metheus supports the ability to pull metric data from one Prometheus server to another. This allows you to have local Prometheus servers monitoring a small set of applications and services, while also passing that data to other Prometheus servers for aggregation and/or centralization. This process is known as federation. In this lesson, we will discuss how federation can be used with Prometheus, and we will demonstrate how to federate data between Prometheus servers.</text:p>
      <text:h text:style-name="Heading_20_3" text:outline-level="3"><text:bookmark text:name="relevant-documentation"/>Relevant Documentation</text:h>
      <text:list xml:id="list721488433" text:style-name="L23">
        <text:list-item>
          <text:p text:style-name="P39"><text:a xlink:type="simple" xlink:href="https://prometheus.io/docs/prometheus/latest/federation/" text:style-name="Internet_20_link" text:visited-style-name="Visited_20_Internet_20_Link">Federation</text:a></text:p>
        </text:list-item>
        <text:list-item>
          <text:p text:style-name="P23"><text:a xlink:type="simple" xlink:href="https://www.robustperception.io/scaling-and-federating-prometheus" text:style-name="Internet_20_link" text:visited-style-name="Visited_20_Internet_20_Link">Scaling and Federating Prometheus</text:a></text:p>
        </text:list-item>
      </text:list>
      <text:h text:style-name="Heading_20_3" text:outline-level="3"><text:bookmark text:name="lesson-reference"/>Lesson Reference</text:h>
      <text:p text:style-name="Text_20_body">To federate data, you will need to build a new Prometheus server with the following settings:</text:p>
      <text:list xml:id="list3386352889" text:style-name="L24">
        <text:list-item>
          <text:p text:style-name="P40">Distribution: <text:span text:style-name="Source_20_Text">Ubuntu 18.04 Bionic Beaver LTS</text:span></text:p>
        </text:list-item>
        <text:list-item>
          <text:p text:style-name="P40">Size: <text:span text:style-name="Source_20_Text">Small</text:span></text:p>
        </text:list-item>
        <text:list-item>
          <text:p text:style-name="P24">Tag: <text:span text:style-name="Source_20_Text">Federal Prometheus Server</text:span></text:p>
        </text:list-item>
      </text:list>
      <text:p text:style-name="Text_20_body"><text:span text:style-name="Strong_20_Emphasis">Note:</text:span> You may need to delete an existing server to make room for this new server. You can delete either the Grafana or Prometheus 2 server.</text:p>
      <text:h text:style-name="Heading_20_4" text:outline-level="4"><text:bookmark text:name="install-prometheus-on-the-federal-prometheus-server"/>Install Prometheus on the Federal Prometheus Server</text:h>
      <text:p text:style-name="Text_20_body">Log in to your new Federal Prometheus Server.</text:p>
      <text:p text:style-name="Text_20_body">Create a user, group, and directories for Prometheus:</text:p>
      <text:p text:style-name="P41"><text:span text:style-name="Source_20_Text">sudo useradd -M -r -s /bin/false prometheus</text:span></text:p>
      <text:p text:style-name="P41"><text:span text:style-name="Source_20_Text">sudo mkdir /etc/prometheus /var/lib/prometheus</text:span></text:p>
      <text:p text:style-name="Text_20_body">Download and extract the pre-compiled binaries:</text:p>
      <text:p text:style-name="P41"><text:span text:style-name="Source_20_Text">wget https://github.com/prometheus/prometheus/releases/download/v2.16.0/prometheus-2.16.0.linux-amd64.tar.gz</text:span></text:p>
      <text:p text:style-name="P41"><text:span text:style-name="Source_20_Text">tar xzf prometheus-2.16.0.linux-amd64.tar.gz prometheus-2.16.0.linux-amd64/</text:span></text:p>
      <text:p text:style-name="Text_20_body">Move the files from the downloaded archive to the appropriate locations and set ownership:</text:p>
      <text:p text:style-name="P41"><text:span text:style-name="Source_20_Text">sudo cp prometheus-2.16.0.linux-amd64/{prometheus,promtool} /usr/local/bin/</text:span></text:p>
      <text:p text:style-name="P41"><text:span text:style-name="Source_20_Text">sudo chown prometheus:prometheus /usr/local/bin/{prometheus,promtool}</text:span></text:p>
      <text:p text:style-name="P41"><text:span text:style-name="Source_20_Text">sudo cp -r prometheus-2.16.0.linux-amd64/{consoles,console_libraries} /etc/prometheus/</text:span></text:p>
      <text:p text:style-name="P41"><text:span text:style-name="Source_20_Text">sudo cp prometheus-2.16.0.linux-amd64/prometheus.yml /etc/prometheus/prometheus.yml</text:span></text:p>
      <text:p text:style-name="P41"><text:span text:style-name="Source_20_Text">sudo chown -R prometheus:prometheus /etc/prometheus</text:span></text:p>
      <text:p text:style-name="P41"><text:span text:style-name="Source_20_Text">sudo chown prometheus:prometheus /var/lib/prometheus</text:span></text:p>
      <text:p text:style-name="Text_20_body">Briefly test your setup by running Prometheus in the foreground:</text:p>
      <text:p text:style-name="P41"><text:soft-page-break/><text:span text:style-name="Source_20_Text">prometheus --config.file=/etc/prometheus/prometheus.yml</text:span></text:p>
      <text:p text:style-name="Text_20_body">Create a <text:span text:style-name="Source_20_Text">systemd</text:span> unit file for Prometheus:</text:p>
      <text:p text:style-name="P41"><text:span text:style-name="Source_20_Text">sudo vi /etc/systemd/system/prometheus.service</text:span></text:p>
      <text:p text:style-name="Text_20_body">Define the Prometheus service in the unit file:</text:p>
      <text:p text:style-name="Preformatted_20_Text"><text:span text:style-name="Source_20_Text">[Unit]</text:span></text:p>
      <text:p text:style-name="Preformatted_20_Text"><text:span text:style-name="Source_20_Text">Description=Prometheus Time Series Collection and Processing Server</text:span></text:p>
      <text:p text:style-name="Preformatted_20_Text"><text:span text:style-name="Source_20_Text">Wants=network-online.target</text:span></text:p>
      <text:p text:style-name="Preformatted_20_Text"><text:span text:style-name="Source_20_Text">After=network-online.target</text:span></text:p>
      <text:p text:style-name="Preformatted_20_Text"/>
      <text:p text:style-name="Preformatted_20_Text"><text:span text:style-name="Source_20_Text">[Service]</text:span></text:p>
      <text:p text:style-name="Preformatted_20_Text"><text:span text:style-name="Source_20_Text">User=prometheus</text:span></text:p>
      <text:p text:style-name="Preformatted_20_Text"><text:span text:style-name="Source_20_Text">Group=prometheus</text:span></text:p>
      <text:p text:style-name="Preformatted_20_Text"><text:span text:style-name="Source_20_Text">Type=simple</text:span></text:p>
      <text:p text:style-name="Preformatted_20_Text"><text:span text:style-name="Source_20_Text">ExecStart=/usr/local/bin/prometheus \</text:span></text:p>
      <text:p text:style-name="Preformatted_20_Text"><text:span text:style-name="Source_20_Text"><text:s text:c="4"/>--config.file /etc/prometheus/prometheus.yml \</text:span></text:p>
      <text:p text:style-name="Preformatted_20_Text"><text:span text:style-name="Source_20_Text"><text:s text:c="4"/>--storage.tsdb.path /var/lib/prometheus/ \</text:span></text:p>
      <text:p text:style-name="Preformatted_20_Text"><text:span text:style-name="Source_20_Text"><text:s text:c="4"/>--web.console.templates=/etc/prometheus/consoles \</text:span></text:p>
      <text:p text:style-name="Preformatted_20_Text"><text:span text:style-name="Source_20_Text"><text:s text:c="4"/>--web.console.libraries=/etc/prometheus/console_libraries</text:span></text:p>
      <text:p text:style-name="Preformatted_20_Text"/>
      <text:p text:style-name="Preformatted_20_Text"><text:span text:style-name="Source_20_Text">[Install]</text:span></text:p>
      <text:p text:style-name="P41"><text:span text:style-name="Source_20_Text">WantedBy=multi-user.target</text:span></text:p>
      <text:h text:style-name="Heading_20_4" text:outline-level="4"><text:bookmark text:name="add-configuration-to-federate-data-from-another-prometheus-server"/>Add Configuration to Federate Data from Another Prometheus Server</text:h>
      <text:p text:style-name="Text_20_body">Edit the Prometheus config on your Federal Prometheus Server:</text:p>
      <text:p text:style-name="P41"><text:span text:style-name="Source_20_Text">sudo vi /etc/prometheus/prometheus.yml</text:span></text:p>
      <text:p text:style-name="Text_20_body">Add the <text:span text:style-name="Source_20_Text">/federate</text:span> endpoint on your first Prometheus server as a new scrape target. Make sure you use the private IP address of your first Prometheus server for the target:</text:p>
      <text:p text:style-name="Preformatted_20_Text"><text:span text:style-name="Source_20_Text">scrape_configs:</text:span></text:p>
      <text:p text:style-name="Preformatted_20_Text"/>
      <text:p text:style-name="Preformatted_20_Text"><text:span text:style-name="Source_20_Text"><text:s text:c="2"/>...</text:span></text:p>
      <text:p text:style-name="Preformatted_20_Text"/>
      <text:p text:style-name="Preformatted_20_Text"><text:span text:style-name="Source_20_Text"><text:s text:c="2"/>- job_name: 'federate'</text:span></text:p>
      <text:p text:style-name="Preformatted_20_Text"><text:span text:style-name="Source_20_Text"><text:s text:c="4"/>scrape_interval: 15s</text:span></text:p>
      <text:p text:style-name="Preformatted_20_Text"><text:span text:style-name="Source_20_Text"><text:s text:c="4"/>honor_labels: true</text:span></text:p>
      <text:p text:style-name="Preformatted_20_Text"><text:span text:style-name="Source_20_Text"><text:s text:c="4"/>metrics_path: '/federate'</text:span></text:p>
      <text:p text:style-name="Preformatted_20_Text"><text:span text:style-name="Source_20_Text"><text:s text:c="4"/>params:</text:span></text:p>
      <text:p text:style-name="Preformatted_20_Text"><text:span text:style-name="Source_20_Text"><text:s text:c="6"/>'match[]':</text:span></text:p>
      <text:p text:style-name="Preformatted_20_Text"><text:span text:style-name="Source_20_Text"><text:s text:c="8"/>- '{job!~"prometheus"}'</text:span></text:p>
      <text:p text:style-name="Preformatted_20_Text"><text:span text:style-name="Source_20_Text"><text:s text:c="4"/>static_configs:</text:span></text:p>
      <text:p text:style-name="Preformatted_20_Text"><text:span text:style-name="Source_20_Text"><text:s text:c="4"/>- targets:</text:span></text:p>
      <text:p text:style-name="P41"><text:span text:style-name="Source_20_Text"><text:s text:c="6"/>- '&lt;PROMETHEUS_SERVER_1_PRIVATE_IP&gt;:9090'</text:span></text:p>
      <text:p text:style-name="Text_20_body">Start and enable Prometheus:</text:p>
      <text:p text:style-name="P41"><text:span text:style-name="Source_20_Text">sudo systemctl enable prometheus</text:span></text:p>
      <text:p text:style-name="P41"><text:span text:style-name="Source_20_Text">sudo systemctl start prometheus</text:span></text:p>
      <text:p text:style-name="Text_20_body">Access your Federal Prometheus Server in a browser at <text:span text:style-name="Source_20_Text">http://&lt;FEDERAL_PROMETHEUS_SERVER_PUBLIC_IP&gt;:9090</text:span>. Run a query to pull some data about your jobs:</text:p>
      <text:p text:style-name="P41"><text:soft-page-break/><text:span text:style-name="Source_20_Text">up</text:span></text:p>
      <text:p text:style-name="Text_20_body">You should see data about jobs run by your first Prometheus serve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07:12:07.750796348</meta:creation-date>
    <dc:date>2020-11-18T07:57:10.149779983</dc:date>
    <meta:editing-duration>P1DT44M56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3" meta:paragraph-count="67" meta:word-count="405" meta:character-count="3469" meta:non-whitespace-character-count="3077"/>
  </office:meta>
</office:document-meta>
</file>